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3000001944342564EEAC7FA3C.png" manifest:media-type="image/png"/>
  <manifest:file-entry manifest:full-path="Pictures/10000201000002080000017FB40D58AED401761A.png" manifest:media-type="image/png"/>
  <manifest:file-entry manifest:full-path="Pictures/10000201000002250000018960E6BB2A58CFDF29.png" manifest:media-type="image/png"/>
  <manifest:file-entry manifest:full-path="Pictures/100002010000028E000001E208FD967324DA4FF9.png" manifest:media-type="image/png"/>
  <manifest:file-entry manifest:full-path="Pictures/10000201000001C7000001BAF8818A9FBFF3E3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45in" svg:height="4.0165in" draw:z-index="0"><draw:image xlink:href="Pictures/100002010000028E000001E208FD967324DA4FF9.png" xlink:type="simple" xlink:show="embed" xlink:actuate="onLoad" loext:mime-type="image/x-vclgraphic"/></draw:frame><draw:frame draw:style-name="fr2" draw:name="Image2" text:anchor-type="paragraph" svg:x="1.548in" svg:y="4.1335in" svg:width="4.3846in" svg:height="4.2598in" draw:z-index="1"><draw:image xlink:href="Pictures/10000201000001C7000001BAF8818A9FBFF3E31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paragraph" svg:x="0.7673in" svg:y="0.2327in" svg:width="4.3335in" svg:height="3.1917in" draw:z-index="2"><draw:image xlink:href="Pictures/10000201000002080000017FB40D58AED401761A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2" draw:name="Image12" text:anchor-type="paragraph" svg:x="3.428in" svg:y="2.8484in" svg:width="4.0846in" svg:height="2.9244in" draw:z-index="3"><draw:image xlink:href="Pictures/10000201000002250000018960E6BB2A58CFDF2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4" text:anchor-type="paragraph" svg:width="6.9252in" svg:height="2.6417in" draw:z-index="4"><draw:image xlink:href="Pictures/1000020100000423000001944342564EEAC7FA3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3:30:13.137818076</meta:creation-date>
    <dc:date>2020-07-09T23:43:45.608552465</dc:date>
    <meta:editing-duration>PT3M32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